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16.999cm" style:rel-column-width="65535*"/>
    </style:style>
    <style:style style:name="Tabla1.A1" style:family="table-cell">
      <style:table-cell-properties fo:padding="0.097cm" fo:border="0.002cm solid #000000"/>
    </style:style>
    <style:style style:name="Tabla1.A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GLAS DEL JUEGO</text:p>
      <text:p text:style-name="Standard"/>
      <text:p text:style-name="Standard"><text:tab/>Un jugador tira dos dados. Cada dato tiene seis caras. Una vez que los dados dejan de moverse, se calcula la suma de las dos caras superiores. Si la suma es 7 u 11 en el primer tiro, el jugador gana. Si la suma es 2, 3 o 12 en el primer tiro, el jugador pierde. Si la suma es 4, 5, 6, 8, 9 o 10 en el primer tiro, esta suma se convierte en el punto del jugador. Para ganar, el jugador debe seguir tirando los dados hasta que salga otra vez "su punto". El jugador pierde si tira un 7 antes de llegar a su punto.</text:p>
      <text:p text:style-name="Standard"/>
      <table:table table:name="Tabla1" table:style-name="Tabla1">
        <table:table-column table:style-name="Tabla1.A"/>
        <table:table-row>
          <table:table-cell table:style-name="Tabla1.A1" office:value-type="string">
            <text:p text:style-name="P1">Craps</text:p>
          </table:table-cell>
        </table:table-row>
        <table:table-row>
          <table:table-cell table:style-name="Tabla1.A2" office:value-type="string">
            <text:p text:style-name="Table_20_Contents">-estado : int</text:p>
            <text:p text:style-name="Table_20_Contents">-conteoTiros :int</text:p>
            <text:p text:style-name="Table_20_Contents">-tiro : int</text:p>
            <text:p text:style-name="Table_20_Contents">-puntoJugador :int</text:p>
            <text:p text:style-name="Table_20_Contents">enum {gana, pierde, repite}</text:p>
          </table:table-cell>
        </table:table-row>
        <table:table-row>
          <table:table-cell table:style-name="Tabla1.A2" office:value-type="string">
            <text:p text:style-name="Table_20_Contents">+establecerPuntoJugador() *</text:p>
            <text:p text:style-name="Table_20_Contents">+obtenerPuntoJugador() : int *</text:p>
            <text:p text:style-name="Table_20_Contents">+establecerTiro(nuevoTiro : int) *</text:p>
            <text:p text:style-name="Table_20_Contents">+obtenerTiro() : int *</text:p>
            <text:p text:style-name="Table_20_Contents">+ComprobarEstado() : bool *</text:p>
            <text:p text:style-name="Table_20_Contents">+obtenerEstado() : Estado *</text:p>
            <text:p text:style-name="Table_20_Contents">+MostrarMensaje()</text:p>
            <text:p text:style-name="Table_20_Contents">+IncrementarTiros() *</text:p>
            <text:p text:style-name="Table_20_Contents">+comprobarTiradaInicial() *</text:p>
            <text:p text:style-name="Standard">+comprobarRestoDeTiros() *</text:p>
            <text:p text:style-name="Table_20_Contents">+establecerEstado(nuevoEstado : int) *</text:p>
          </table:table-cell>
        </table:table-row>
      </table:table>
      <text:p text:style-name="Standard"/>
      <text:p text:style-name="Standard"/>
      <text:p text:style-name="Standard">ComprobarEstado() : bool</text:p>
      <text:p text:style-name="Standard"><text:s text:c="5"/>si conteoTiros = 1</text:p>
      <text:p text:style-name="Standard"><text:tab/>comprobarTiradaInicial()</text:p>
      <text:p text:style-name="Standard"><text:s text:c="5"/>si no</text:p>
      <text:p text:style-name="Standard"><text:tab/>comprobarRestoDeTiros()</text:p>
      <text:p text:style-name="Standard"><text:s text:c="6"/>si estado = Perdio o gano</text:p>
      <text:p text:style-name="Standard"><text:tab/>devolver true</text:p>
      <text:p text:style-name="Standard"><text:s text:c="6"/>si no</text:p>
      <text:p text:style-name="Standard"><text:tab/>devolver false</text:p>
      <text:p text:style-name="Standard"/>
      <text:p text:style-name="Standard">ComprobarTiradaInicial()</text:p>
      <text:p text:style-name="Standard"><text:s text:c="5"/>Si al obtenerTiro() es igual a 7 o a 11</text:p>
      <text:p text:style-name="Standard"><text:tab/>establecerEstado(Gano)</text:p>
      <text:p text:style-name="Standard"><text:s text:c="5"/>Si al obtenerTiro() es igual a 2 , 3 u 12 </text:p>
      <text:p text:style-name="Standard"><text:tab/>establecerEstado(Perdio)</text:p>
      <text:p text:style-name="Standard"><text:s text:c="5"/>de lo contrario</text:p>
      <text:p text:style-name="Standard"><text:tab/>establecerPuntoJugador(obtenerTiro)</text:p>
      <text:p text:style-name="Standard"><text:tab/>establecerEstado(Repite)</text:p>
      <text:p text:style-name="Standard"/>
      <text:p text:style-name="Standard"/>
      <text:p text:style-name="Standard"/>
      <text:p text:style-name="Standard"/>
      <text:p text:style-name="Standard"/>
      <text:p text:style-name="Standard"><text:soft-page-break/>comprobarRestoDeTiros()</text:p>
      <text:p text:style-name="Standard"><text:s text:c="5"/>Si al obtenerPuntoJugador = obtenerTiro()</text:p>
      <text:p text:style-name="Standard"><text:tab/>establecerEstado(gano)</text:p>
      <text:p text:style-name="Standard"><text:s text:c="5"/>si obtenerTiro() = 7</text:p>
      <text:p text:style-name="Standard"><text:tab/>establecerEstado(Perdio)</text:p>
      <text:p text:style-name="Standard"><text:s text:c="5"/>si no</text:p>
      <text:p text:style-name="Standard"><text:tab/>restablecerEstado(Repite)</text:p>
      <text:p text:style-name="Standard"/>
      <text:p text:style-name="Standard">establecerEstado( nuevoEstado : int)</text:p>
      <text:p text:style-name="Standard"><text:s text:c="5"/>estado = nuevoEstado</text:p>
      <text:p text:style-name="Standard"/>
      <text:p text:style-name="Standard">establecerPuntoJugador()</text:p>
      <text:p text:style-name="Standard"><text:s text:c="4"/>puntoJugador = obtenerTiro()</text:p>
      <text:p text:style-name="Standard"/>
      <text:p text:style-name="Standard">obtenerPuntoJugador() int</text:p>
      <text:p text:style-name="Standard"><text:s text:c="5"/>devolver puntoJugador</text:p>
      <text:p text:style-name="Standard"/>
      <text:p text:style-name="Standard">obtenerTiro() int</text:p>
      <text:p text:style-name="Standard"><text:s text:c="5"/>devolver tiro</text:p>
      <text:p text:style-name="Standard"/>
      <text:p text:style-name="Standard">establecerTiro( tiroNuevo : int)</text:p>
      <text:p text:style-name="Standard"><text:s text:c="4"/>tiro = nuevoTiro</text:p>
      <text:p text:style-name="Standard"><text:s text:c="4"/>incrementarTiros()</text:p>
      <text:p text:style-name="Standard"/>
      <text:p text:style-name="Standard">incrementarTiros()</text:p>
      <text:p text:style-name="Standard"><text:s text:c="4"/>conteoTir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43M11S</meta:editing-duration>
    <meta:editing-cycles>5</meta:editing-cycles>
    <meta:generator>OpenOffice/4.1.7$Win32 OpenOffice.org_project/417m1$Build-9800</meta:generator>
    <dc:date>2020-07-17T22:15:31.39</dc:date>
    <meta:document-statistic meta:table-count="1" meta:image-count="0" meta:object-count="0" meta:page-count="2" meta:paragraph-count="56" meta:word-count="256" meta:character-count="1825"/>
    <meta:user-defined meta:name="Info 1"/>
    <meta:user-defined meta:name="Info 2"/>
    <meta:user-defined meta:name="Info 3"/>
    <meta:user-defined meta:name="Info 4"/>
  </office:meta>
</office:document-meta>
</file>